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6cm"/>
    </style:style>
    <style:style style:name="co2" style:family="table-column">
      <style:table-column-properties fo:break-before="auto" style:column-width="15.909cm"/>
    </style:style>
    <style:style style:name="co3" style:family="table-column">
      <style:table-column-properties fo:break-before="auto" style:column-width="16.09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9.6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ffd32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2" office:value-type="string">
            <text:p>en</text:p>
          </table:table-cell>
          <table:table-cell table:style-name="ce3" office:value-type="string">
            <text:p>es</text:p>
          </table:table-cell>
        </table:table-row>
        <table:table-row table:style-name="ro1">
          <table:table-cell office:value-type="string">
            <text:p>BOOT_0</text:p>
          </table:table-cell>
          <table:table-cell office:value-type="string">
            <text:p>Visualizing Icons...</text:p>
          </table:table-cell>
          <table:table-cell office:value-type="string">
            <text:p>Visualizando Iconos...</text:p>
          </table:table-cell>
        </table:table-row>
        <table:table-row table:style-name="ro1">
          <table:table-cell office:value-type="string">
            <text:p>BOOT_1</text:p>
          </table:table-cell>
          <table:table-cell office:value-type="string">
            <text:p>Loading Skins...</text:p>
          </table:table-cell>
          <table:table-cell office:value-type="string">
            <text:p>Cargando Skins...</text:p>
          </table:table-cell>
        </table:table-row>
        <table:table-row table:style-name="ro1">
          <table:table-cell office:value-type="string">
            <text:p>BOOT_2</text:p>
          </table:table-cell>
          <table:table-cell office:value-type="string">
            <text:p>Mixing SFX...</text:p>
          </table:table-cell>
          <table:table-cell office:value-type="string">
            <text:p>Mezclando SFX...</text:p>
          </table:table-cell>
        </table:table-row>
        <table:table-row table:style-name="ro1">
          <table:table-cell office:value-type="string">
            <text:p>BOOT_3</text:p>
          </table:table-cell>
          <table:table-cell office:value-type="string">
            <text:p>Spraying Particles...</text:p>
          </table:table-cell>
          <table:table-cell office:value-type="string">
            <text:p>Esparciendo Particulas...</text:p>
          </table:table-cell>
        </table:table-row>
        <table:table-row table:style-name="ro1">
          <table:table-cell office:value-type="string">
            <text:p>BOOT_ITEMS</text:p>
          </table:table-cell>
          <table:table-cell office:value-type="string">
            <text:p>Creating Items...</text:p>
          </table:table-cell>
          <table:table-cell office:value-type="string">
            <text:p>Creando Objectos...</text:p>
          </table:table-cell>
        </table:table-row>
        <table:table-row table:style-name="ro1">
          <table:table-cell office:value-type="string">
            <text:p>BOOT_FOOD</text:p>
          </table:table-cell>
          <table:table-cell office:value-type="string">
            <text:p>Tagging Food...</text:p>
          </table:table-cell>
          <table:table-cell office:value-type="string">
            <text:p>Etiquetando Comida...</text:p>
          </table:table-cell>
        </table:table-row>
        <table:table-row table:style-name="ro1">
          <table:table-cell office:value-type="string">
            <text:p>BOOT_RECIPES</text:p>
          </table:table-cell>
          <table:table-cell office:value-type="string">
            <text:p>Building Recipes...</text:p>
          </table:table-cell>
          <table:table-cell office:value-type="string">
            <text:p>Escribiendo Recetas...</text:p>
          </table:table-cell>
        </table:table-row>
        <table:table-row table:style-name="ro1">
          <table:table-cell office:value-type="string">
            <text:p>warning_invalid_resort</text:p>
          </table:table-cell>
          <table:table-cell office:value-type="string">
            <text:p>This resort is not valid for this action. Maybe it does not exist?</text:p>
          </table:table-cell>
          <table:table-cell office:value-type="string">
            <text:p>Este complejo no es valido para esta accion. ¿Puede que no exista?</text:p>
          </table:table-cell>
        </table:table-row>
        <table:table-row table:style-name="ro1">
          <table:table-cell office:value-type="string">
            <text:p>warning_invalid_name</text:p>
          </table:table-cell>
          <table:table-cell office:value-type="string">
            <text:p>This resort name is not valid, be sure to exclude special characters.</text:p>
          </table:table-cell>
          <table:table-cell office:value-type="string">
            <text:p>Este nombre de complejo no es valido, asegurate de remover caracteres especiales.</text:p>
          </table:table-cell>
        </table:table-row>
        <table:table-row table:style-name="ro1">
          <table:table-cell office:value-type="string">
            <text:p>warning_already_exists</text:p>
          </table:table-cell>
          <table:table-cell office:value-type="string">
            <text:p>This name is already taken by another resort! Delete it or go to your saves folder and move it.</text:p>
          </table:table-cell>
          <table:table-cell office:value-type="string">
            <text:p>Un complejo con este nombre ya existe! Eliminalo o ve a la carpeta de guardados y muevelo.</text:p>
          </table:table-cell>
        </table:table-row>
        <table:table-row table:style-name="ro1">
          <table:table-cell office:value-type="string">
            <text:p>warning_key_duplicated</text:p>
          </table:table-cell>
          <table:table-cell office:value-type="string">
            <text:p>This key is already binded to another action!</text:p>
          </table:table-cell>
          <table:table-cell office:value-type="string">
            <text:p>¡Esta tecla ya esta conectada a otra accion!</text:p>
          </table:table-cell>
        </table:table-row>
        <table:table-row table:style-name="ro1">
          <table:table-cell office:value-type="string">
            <text:p>warning_incompatible_version</text:p>
          </table:table-cell>
          <table:table-cell office:value-type="string">
            <text:p>The savefile you are trying to load is from another version! Are you sure you want to load?</text:p>
          </table:table-cell>
          <table:table-cell office:value-type="string">
            <text:p>La partida que intentas cargar es de otra version! ¿Estas seguro que quieres cargarla?</text:p>
          </table:table-cell>
        </table:table-row>
        <table:table-row table:style-name="ro1">
          <table:table-cell office:value-type="string">
            <text:p>warning_invalid_building</text:p>
          </table:table-cell>
          <table:table-cell office:value-type="string">
            <text:p>Cannot place this building here!</text:p>
          </table:table-cell>
          <table:table-cell office:value-type="string">
            <text:p>No se puede colocar esta estructura aquí!</text:p>
          </table:table-cell>
        </table:table-row>
        <table:table-row table:style-name="ro1">
          <table:table-cell office:value-type="string">
            <text:p>warning_no_photo</text:p>
          </table:table-cell>
          <table:table-cell office:value-type="string">
            <text:p>There is no photos yet...</text:p>
          </table:table-cell>
          <table:table-cell office:value-type="string">
            <text:p>Aun no hay fotos aquí...</text:p>
          </table:table-cell>
        </table:table-row>
        <table:table-row table:style-name="ro1">
          <table:table-cell office:value-type="string">
            <text:p>press_start</text:p>
          </table:table-cell>
          <table:table-cell office:value-type="string">
            <text:p>Press {0} to start!</text:p>
          </table:table-cell>
          <table:table-cell office:value-type="string">
            <text:p>Presiona {0} para empezar!</text:p>
          </table:table-cell>
        </table:table-row>
        <table:table-row table:style-name="ro1">
          <table:table-cell office:value-type="string">
            <text:p>new_game</text:p>
          </table:table-cell>
          <table:table-cell office:value-type="string">
            <text:p>New Game</text:p>
          </table:table-cell>
          <table:table-cell office:value-type="string">
            <text:p>Nueva Partida</text:p>
          </table:table-cell>
        </table:table-row>
        <table:table-row table:style-name="ro1">
          <table:table-cell office:value-type="string">
            <text:p>load_game</text:p>
          </table:table-cell>
          <table:table-cell office:value-type="string">
            <text:p>Load Game</text:p>
          </table:table-cell>
          <table:table-cell office:value-type="string">
            <text:p>Cargar Partida</text:p>
          </table:table-cell>
        </table:table-row>
        <table:table-row table:style-name="ro1">
          <table:table-cell office:value-type="string">
            <text:p>continue</text:p>
          </table:table-cell>
          <table:table-cell office:value-type="string">
            <text:p>Continue</text:p>
          </table:table-cell>
          <table:table-cell office:value-type="string">
            <text:p>Continuar</text:p>
          </table:table-cell>
        </table:table-row>
        <table:table-row table:style-name="ro1">
          <table:table-cell office:value-type="string">
            <text:p>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credits</text:p>
          </table:table-cell>
          <table:table-cell office:value-type="string">
            <text:p>Credits</text:p>
          </table:table-cell>
          <table:table-cell office:value-type="string">
            <text:p>Creditos</text:p>
          </table:table-cell>
        </table:table-row>
        <table:table-row table:style-name="ro1">
          <table:table-cell office:value-type="string">
            <text:p>exit</text:p>
          </table:table-cell>
          <table:table-cell office:value-type="string">
            <text:p>Exit</text:p>
          </table:table-cell>
          <table:table-cell office:value-type="string">
            <text:p>Salir</text:p>
          </table:table-cell>
        </table:table-row>
        <table:table-row table:style-name="ro1">
          <table:table-cell office:value-type="string">
            <text:p>new_game_warning</text:p>
          </table:table-cell>
          <table:table-cell office:value-type="string">
            <text:p>WARNING: Savefiles may become incompatible with future versions!</text:p>
          </table:table-cell>
          <table:table-cell office:value-type="string">
            <text:p>ADVERTENCIA: Partidas guardadas no tienen garantizado funcionar en versiones posteriores!</text:p>
          </table:table-cell>
        </table:table-row>
        <table:table-row table:style-name="ro1">
          <table:table-cell office:value-type="string">
            <text:p>new_game_player_name</text:p>
          </table:table-cell>
          <table:table-cell office:value-type="string">
            <text:p>Name:</text:p>
          </table:table-cell>
          <table:table-cell office:value-type="string">
            <text:p>Nombre:</text:p>
          </table:table-cell>
        </table:table-row>
        <table:table-row table:style-name="ro1">
          <table:table-cell office:value-type="string">
            <text:p>new_game_pronouns</text:p>
          </table:table-cell>
          <table:table-cell office:value-type="string">
            <text:p>Pronouns:</text:p>
          </table:table-cell>
          <table:table-cell office:value-type="string">
            <text:p>Pronombres:</text:p>
          </table:table-cell>
        </table:table-row>
        <table:table-row table:style-name="ro1">
          <table:table-cell office:value-type="string">
            <text:p>new_game_pronouns_placeholder</text:p>
          </table:table-cell>
          <table:table-cell office:value-type="string">
            <text:p>They/them</text:p>
          </table:table-cell>
          <table:table-cell office:value-type="string">
            <text:p>Elle/elles</text:p>
          </table:table-cell>
        </table:table-row>
        <table:table-row table:style-name="ro1">
          <table:table-cell office:value-type="string">
            <text:p>pronouns_they</text:p>
          </table:table-cell>
          <table:table-cell office:value-type="string">
            <text:p>They</text:p>
          </table:table-cell>
          <table:table-cell office:value-type="string">
            <text:p>Elle</text:p>
          </table:table-cell>
        </table:table-row>
        <table:table-row table:style-name="ro1">
          <table:table-cell office:value-type="string">
            <text:p>pronouns_them</text:p>
          </table:table-cell>
          <table:table-cell office:value-type="string">
            <text:p>them</text:p>
          </table:table-cell>
          <table:table-cell office:value-type="string">
            <text:p>elles</text:p>
          </table:table-cell>
        </table:table-row>
        <table:table-row table:style-name="ro1">
          <table:table-cell office:value-type="string">
            <text:p>new_game_resort_name</text:p>
          </table:table-cell>
          <table:table-cell office:value-type="string">
            <text:p>Resort Name:</text:p>
          </table:table-cell>
          <table:table-cell office:value-type="string">
            <text:p>Nombre del complejo:</text:p>
          </table:table-cell>
        </table:table-row>
        <table:table-row table:style-name="ro1">
          <table:table-cell office:value-type="string">
            <text:p>new_game_creative</text:p>
          </table:table-cell>
          <table:table-cell office:value-type="string">
            <text:p>Creative Mode</text:p>
          </table:table-cell>
          <table:table-cell office:value-type="string">
            <text:p>Modo Creativo</text:p>
          </table:table-cell>
        </table:table-row>
        <table:table-row table:style-name="ro1">
          <table:table-cell office:value-type="string">
            <text:p>new_game_nodeath</text:p>
          </table:table-cell>
          <table:table-cell office:value-type="string">
            <text:p>No Aphid Death</text:p>
          </table:table-cell>
          <table:table-cell office:value-type="string">
            <text:p>Áfidos No Mueren</text:p>
          </table:table-cell>
        </table:table-row>
        <table:table-row table:style-name="ro1">
          <table:table-cell office:value-type="string">
            <text:p>new_game_begin</text:p>
          </table:table-cell>
          <table:table-cell office:value-type="string">
            <text:p>Create resort!</text:p>
          </table:table-cell>
          <table:table-cell office:value-type="string">
            <text:p>Crear complejo!</text:p>
          </table:table-cell>
        </table:table-row>
        <table:table-row table:style-name="ro1">
          <table:table-cell office:value-type="string">
            <text:p>new_game_resort_placeholder</text:p>
          </table:table-cell>
          <table:table-cell office:value-type="string">
            <text:p>Type a name for your resort</text:p>
          </table:table-cell>
          <table:table-cell office:value-type="string">
            <text:p>Escribe un nombre para tu complejo</text:p>
          </table:table-cell>
        </table:table-row>
        <table:table-row table:style-name="ro1">
          <table:table-cell office:value-type="string">
            <text:p>load_game_note</text:p>
          </table:table-cell>
          <table:table-cell office:value-type="string">
            <text:p>Choose a resort to play! Press the X icon to delete a resort.</text:p>
          </table:table-cell>
          <table:table-cell office:value-type="string">
            <text:p>¡Escoge una partida para jugar! Presiona el icono X para borrar un complejo.</text:p>
          </table:table-cell>
        </table:table-row>
        <table:table-row table:style-name="ro1">
          <table:table-cell office:value-type="string">
            <text:p>load_game_last_played</text:p>
          </table:table-cell>
          <table:table-cell office:value-type="string">
            <text:p>Last Played:</text:p>
          </table:table-cell>
          <table:table-cell office:value-type="string">
            <text:p>Ultima vez jugado:</text:p>
          </table:table-cell>
        </table:table-row>
        <table:table-row table:style-name="ro1">
          <table:table-cell office:value-type="string">
            <text:p>date_today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</table:table-row>
        <table:table-row table:style-name="ro1">
          <table:table-cell office:value-type="string">
            <text:p>date_yesterday</text:p>
          </table:table-cell>
          <table:table-cell office:value-type="string">
            <text:p>Yesterday</text:p>
          </table:table-cell>
          <table:table-cell office:value-type="string">
            <text:p>Ayer</text:p>
          </table:table-cell>
        </table:table-row>
        <table:table-row table:style-name="ro1">
          <table:table-cell office:value-type="string">
            <text:p>date_daysago</text:p>
          </table:table-cell>
          <table:table-cell office:value-type="string">
            <text:p>{0} days ago</text:p>
          </table:table-cell>
          <table:table-cell office:value-type="string">
            <text:p>hace {0} días</text:p>
          </table:table-cell>
        </table:table-row>
        <table:table-row table:style-name="ro2">
          <table:table-cell office:value-type="string">
            <text:p>confirmation_0</text:p>
          </table:table-cell>
          <table:table-cell office:value-type="string">
            <text:p>Are you sure you want to do that?</text:p>
            <text:p>(This action cannot be reverted)</text:p>
            <text:p/>
            <text:p>Type "Yes" and hit Enter to confirm</text:p>
          </table:table-cell>
          <table:table-cell office:value-type="string">
            <text:p>¿Estas seguro que quieres hacer eso?</text:p>
            <text:p>(Esta accion no se puede revertir)</text:p>
            <text:p/>
            <text:p>Escribe “Si” y presiona Enter para confirmar</text:p>
          </table:table-cell>
        </table:table-row>
        <table:table-row table:style-name="ro3">
          <table:table-cell office:value-type="string">
            <text:p>confirmation_1</text:p>
          </table:table-cell>
          <table:table-cell office:value-type="string">
            <text:p>Are you sure?</text:p>
            <text:p/>
            <text:p>Press and hold “Yes” to confirm</text:p>
          </table:table-cell>
          <table:table-cell office:value-type="string">
            <text:p>¿Estas seguro?</text:p>
            <text:p/>
            <text:p>Manten presionado “Si” para confirmar</text:p>
          </table:table-cell>
        </table:table-row>
        <table:table-row table:style-name="ro1">
          <table:table-cell office:value-type="string">
            <text:p>confirmation_2</text:p>
          </table:table-cell>
          <table:table-cell office:value-type="string">
            <text:p>Are you sure?</text:p>
          </table:table-cell>
          <table:table-cell office:value-type="string">
            <text:p>¿Estas seguro?</text:p>
          </table:table-cell>
        </table:table-row>
        <table:table-row table:style-name="ro1">
          <table:table-cell office:value-type="string">
            <text:p>confirmation_yes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</table:table-row>
        <table:table-row table:style-name="ro1">
          <table:table-cell office:value-type="string">
            <text:p>confirmation_no</text:p>
          </table:table-cell>
          <table:table-cell office:value-type="string">
            <text:p>Nope</text:p>
          </table:table-cell>
          <table:table-cell office:value-type="string">
            <text:p>No</text:p>
          </table:table-cell>
        </table:table-row>
        <table:table-row table:style-name="ro4">
          <table:table-cell office:value-type="string">
            <text:p>confirmation_exit</text:p>
          </table:table-cell>
          <table:table-cell office:value-type="string">
            <text:p>Are you sure you want to exit?</text:p>
            <text:p>Your aphids will miss you!</text:p>
          </table:table-cell>
          <table:table-cell office:value-type="string">
            <text:p>¿Estas seguro que quieres salir?</text:p>
            <text:p>Tus áfidos te echaran de menos!</text:p>
          </table:table-cell>
        </table:table-row>
        <table:table-row table:style-name="ro1">
          <table:table-cell office:value-type="string">
            <text:p>options_master</text:p>
          </table:table-cell>
          <table:table-cell table:number-columns-repeated="2" office:value-type="string">
            <text:p>Master</text:p>
          </table:table-cell>
        </table:table-row>
        <table:table-row table:style-name="ro1">
          <table:table-cell office:value-type="string">
            <text:p>options_music</text:p>
          </table:table-cell>
          <table:table-cell office:value-type="string">
            <text:p>Music</text:p>
          </table:table-cell>
          <table:table-cell office:value-type="string">
            <text:p>Musica</text:p>
          </table:table-cell>
        </table:table-row>
        <table:table-row table:style-name="ro1">
          <table:table-cell office:value-type="string">
            <text:p>options_sounds</text:p>
          </table:table-cell>
          <table:table-cell office:value-type="string">
            <text:p>Sounds</text:p>
          </table:table-cell>
          <table:table-cell office:value-type="string">
            <text:p>Sonidos</text:p>
          </table:table-cell>
        </table:table-row>
        <table:table-row table:style-name="ro1">
          <table:table-cell office:value-type="string">
            <text:p>options_ambience</text:p>
          </table:table-cell>
          <table:table-cell office:value-type="string">
            <text:p>Ambience</text:p>
          </table:table-cell>
          <table:table-cell office:value-type="string">
            <text:p>Ambiente</text:p>
          </table:table-cell>
        </table:table-row>
        <table:table-row table:style-name="ro1">
          <table:table-cell office:value-type="string">
            <text:p>options_ui</text:p>
          </table:table-cell>
          <table:table-cell office:value-type="string">
            <text:p>User Interface</text:p>
          </table:table-cell>
          <table:table-cell office:value-type="string">
            <text:p>Interfaz de Usuario</text:p>
          </table:table-cell>
        </table:table-row>
        <table:table-row table:style-name="ro1">
          <table:table-cell office:value-type="string">
            <text:p>options_fullscreen</text:p>
          </table:table-cell>
          <table:table-cell office:value-type="string">
            <text:p>Fullscreen</text:p>
          </table:table-cell>
          <table:table-cell office:value-type="string">
            <text:p>Panoramica</text:p>
          </table:table-cell>
        </table:table-row>
        <table:table-row table:style-name="ro1">
          <table:table-cell office:value-type="string">
            <text:p>options_windowed</text:p>
          </table:table-cell>
          <table:table-cell office:value-type="string">
            <text:p>Windowed</text:p>
          </table:table-cell>
          <table:table-cell office:value-type="string">
            <text:p>Ventana</text:p>
          </table:table-cell>
        </table:table-row>
        <table:table-row table:style-name="ro1">
          <table:table-cell office:value-type="string">
            <text:p>options_autorun</text:p>
          </table:table-cell>
          <table:table-cell office:value-type="string">
            <text:p>Hold to Run</text:p>
          </table:table-cell>
          <table:table-cell office:value-type="string">
            <text:p>Manten para Correr</text:p>
          </table:table-cell>
        </table:table-row>
        <table:table-row table:style-name="ro1">
          <table:table-cell office:value-type="string">
            <text:p>controls_up</text:p>
          </table:table-cell>
          <table:table-cell office:value-type="string">
            <text:p>Move Up</text:p>
          </table:table-cell>
          <table:table-cell office:value-type="string">
            <text:p>Caminar para Abajo</text:p>
          </table:table-cell>
        </table:table-row>
        <table:table-row table:style-name="ro1">
          <table:table-cell office:value-type="string">
            <text:p>controls_down</text:p>
          </table:table-cell>
          <table:table-cell office:value-type="string">
            <text:p>Move Down</text:p>
          </table:table-cell>
          <table:table-cell office:value-type="string">
            <text:p>Caminar para Arriba</text:p>
          </table:table-cell>
        </table:table-row>
        <table:table-row table:style-name="ro1">
          <table:table-cell office:value-type="string">
            <text:p>controls_left</text:p>
          </table:table-cell>
          <table:table-cell office:value-type="string">
            <text:p>Move Left</text:p>
          </table:table-cell>
          <table:table-cell office:value-type="string">
            <text:p>Caminar a la Izquiera</text:p>
          </table:table-cell>
        </table:table-row>
        <table:table-row table:style-name="ro1">
          <table:table-cell office:value-type="string">
            <text:p>controls_right</text:p>
          </table:table-cell>
          <table:table-cell office:value-type="string">
            <text:p>Move Right</text:p>
          </table:table-cell>
          <table:table-cell office:value-type="string">
            <text:p>Caminar a la Derecha</text:p>
          </table:table-cell>
        </table:table-row>
        <table:table-row table:style-name="ro1">
          <table:table-cell office:value-type="string">
            <text:p>controls_run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</table:table-row>
        <table:table-row table:style-name="ro5">
          <table:table-cell office:value-type="string">
            <text:p>controls_store</text:p>
          </table:table-cell>
          <table:table-cell office:value-type="string">
            <text:p>Store</text:p>
          </table:table-cell>
          <table:table-cell office:value-type="string">
            <text:p>Almacenar</text:p>
          </table:table-cell>
        </table:table-row>
        <table:table-row table:style-name="ro1">
          <table:table-cell office:value-type="string">
            <text:p>controls_sell</text:p>
          </table:table-cell>
          <table:table-cell office:value-type="string">
            <text:p>Sell</text:p>
          </table:table-cell>
          <table:table-cell office:value-type="string">
            <text:p>Vender</text:p>
          </table:table-cell>
        </table:table-row>
        <table:table-row table:style-name="ro1">
          <table:table-cell office:value-type="string">
            <text:p>controls_align_to_grid</text:p>
          </table:table-cell>
          <table:table-cell office:value-type="string">
            <text:p>Align to Grid</text:p>
          </table:table-cell>
          <table:table-cell office:value-type="string">
            <text:p>Alinear al Cuadro</text:p>
          </table:table-cell>
        </table:table-row>
        <table:table-row table:style-name="ro1">
          <table:table-cell office:value-type="string">
            <text:p>controls_open_inventory</text:p>
          </table:table-cell>
          <table:table-cell office:value-type="string">
            <text:p>Open Inventory</text:p>
          </table:table-cell>
          <table:table-cell office:value-type="string">
            <text:p>Abrir Inventario</text:p>
          </table:table-cell>
        </table:table-row>
        <table:table-row table:style-name="ro1">
          <table:table-cell office:value-type="string">
            <text:p>controls_open_generations</text:p>
          </table:table-cell>
          <table:table-cell office:value-type="string">
            <text:p>Open Album</text:p>
          </table:table-cell>
          <table:table-cell office:value-type="string">
            <text:p>Abrir Album</text:p>
          </table:table-cell>
        </table:table-row>
        <table:table-row table:style-name="ro1">
          <table:table-cell office:value-type="string">
            <text:p>controls_change_camera</text:p>
          </table:table-cell>
          <table:table-cell office:value-type="string">
            <text:p>Camera Mode</text:p>
          </table:table-cell>
          <table:table-cell office:value-type="string">
            <text:p>Modo de Camara</text:p>
          </table:table-cell>
        </table:table-row>
        <table:table-row table:style-name="ro1">
          <table:table-cell office:value-type="string">
            <text:p>controls_interact</text:p>
          </table:table-cell>
          <table:table-cell office:value-type="string">
            <text:p>Interact</text:p>
          </table:table-cell>
          <table:table-cell office:value-type="string">
            <text:p>Interactuar</text:p>
          </table:table-cell>
        </table:table-row>
        <table:table-row table:style-name="ro1">
          <table:table-cell office:value-type="string">
            <text:p>controls_cancel</text:p>
          </table:table-cell>
          <table:table-cell office:value-type="string">
            <text:p>Cancel/Go Back</text:p>
          </table:table-cell>
          <table:table-cell office:value-type="string">
            <text:p>Cancelar/Regresar</text:p>
          </table:table-cell>
        </table:table-row>
        <table:table-row table:style-name="ro1">
          <table:table-cell office:value-type="string">
            <text:p>controls_pickup</text:p>
          </table:table-cell>
          <table:table-cell office:value-type="string">
            <text:p>Pickup/Drop</text:p>
          </table:table-cell>
          <table:table-cell office:value-type="string">
            <text:p>Recoger/Soltar</text:p>
          </table:table-cell>
        </table:table-row>
        <table:table-row table:style-name="ro1">
          <table:table-cell office:value-type="string">
            <text:p>controls_pull</text:p>
          </table:table-cell>
          <table:table-cell office:value-type="string">
            <text:p>Pull Item</text:p>
          </table:table-cell>
          <table:table-cell office:value-type="string">
            <text:p>Sacar Objeto</text:p>
          </table:table-cell>
        </table:table-row>
        <table:table-row table:style-name="ro1">
          <table:table-cell office:value-type="string">
            <text:p>controls_movement_name</text:p>
          </table:table-cell>
          <table:table-cell office:value-type="string">
            <text:p>Movement</text:p>
          </table:table-cell>
          <table:table-cell office:value-type="string">
            <text:p>Movimiento</text:p>
          </table:table-cell>
        </table:table-row>
        <table:table-row table:style-name="ro1">
          <table:table-cell office:value-type="string">
            <text:p>controls_interactions_name</text:p>
          </table:table-cell>
          <table:table-cell office:value-type="string">
            <text:p>Interactions</text:p>
          </table:table-cell>
          <table:table-cell office:value-type="string">
            <text:p>Interacciones</text:p>
          </table:table-cell>
        </table:table-row>
        <table:table-row table:style-name="ro1">
          <table:table-cell office:value-type="string">
            <text:p>controls_buildmode_name</text:p>
          </table:table-cell>
          <table:table-cell office:value-type="string">
            <text:p>Build Mode</text:p>
          </table:table-cell>
          <table:table-cell office:value-type="string">
            <text:p>Modo Construcción</text:p>
          </table:table-cell>
        </table:table-row>
        <table:table-row table:style-name="ro1">
          <table:table-cell office:value-type="string">
            <text:p>controls_menus_name</text:p>
          </table:table-cell>
          <table:table-cell office:value-type="string">
            <text:p>Menu Access</text:p>
          </table:table-cell>
          <table:table-cell office:value-type="string">
            <text:p>Acceso de Menus</text:p>
          </table:table-cell>
        </table:table-row>
        <table:table-row table:style-name="ro1">
          <table:table-cell office:value-type="string">
            <text:p>controls_reset</text:p>
          </table:table-cell>
          <table:table-cell office:value-type="string">
            <text:p>Hold F1 to reset binds</text:p>
          </table:table-cell>
          <table:table-cell office:value-type="string">
            <text:p>Sosten F1 para resetar los controles</text:p>
          </table:table-cell>
        </table:table-row>
        <table:table-row table:style-name="ro1">
          <table:table-cell office:value-type="string">
            <text:p>help_title</text:p>
          </table:table-cell>
          <table:table-cell office:value-type="string">
            <text:p>Aphid Basics and You - 101</text:p>
          </table:table-cell>
          <table:table-cell office:value-type="string">
            <text:p>Introducción al Cuidado de Áfidos</text:p>
          </table:table-cell>
        </table:table-row>
        <table:table-row table:style-name="ro3">
          <table:table-cell office:value-type="string">
            <text:p>help_desc_0</text:p>
          </table:table-cell>
          <table:table-cell office:value-type="string">
            <text:p>Welcome to the Resort! Start by hatching your first Aphid.</text:p>
            <text:p>Press {0} to open the inventory, you can click on an item to pull it, and press {1} to drop it.</text:p>
            <text:p>Use the latter to pickup stuff as well!</text:p>
          </table:table-cell>
          <table:table-cell office:value-type="string">
            <text:p>¡Bienvenido al Complejo! Empieza eclosionando tu primer Áfido.</text:p>
            <text:p>Presiona {0} para abrir el inventario, clickea en un item para sacarlo, y presiona {1} para dejarlo en el suelo.</text:p>
            <text:p>¡Este ultimo tambien se usa para recoger!</text:p>
          </table:table-cell>
        </table:table-row>
        <table:table-row table:style-name="ro4">
          <table:table-cell office:value-type="string">
            <text:p>help_desc_1</text:p>
          </table:table-cell>
          <table:table-cell office:value-type="string">
            <text:p>Aphids need to be taken care of! Interact with them using {0} to pet them.</text:p>
            <text:p>Be sure to also give them enough [color=cyan]food and water[/color]!</text:p>
          </table:table-cell>
          <table:table-cell office:value-type="string">
            <text:p>Áfidos requieren de cuidado! Interactua presionando {0} para acariciarlos.</text:p>
            <text:p>Asegurate de darles de [color=cyan]comer y beber[/color]!</text:p>
          </table:table-cell>
        </table:table-row>
        <table:table-row table:style-name="ro4">
          <table:table-cell office:value-type="string">
            <text:p>help_desc_2</text:p>
          </table:table-cell>
          <table:table-cell office:value-type="string">
            <text:p>You can buy supplies at the [color=cyan]store[/color], simply stand in front of it and interact with it.</text:p>
            <text:p>This applies to anything that looks, and is, interactable!</text:p>
          </table:table-cell>
          <table:table-cell office:value-type="string">
            <text:p>Compra provisiones en la [color=cyan ]tienda[/color], simplemente situate enfrente de ella e interactua.</text:p>
            <text:p>¡Esto aplica para todo lo que se vea Y sea interactuable!</text:p>
          </table:table-cell>
        </table:table-row>
        <table:table-row table:style-name="ro3">
          <table:table-cell office:value-type="string">
            <text:p>help_desc_3</text:p>
          </table:table-cell>
          <table:table-cell office:value-type="string">
            <text:p>Money grows from Aphids, literally!</text:p>
            <text:p>Interact with [color=#e33d00]outlined[/color] aphids to milk them for berries.</text:p>
            <text:p>The happier, the bigger the reward!</text:p>
          </table:table-cell>
          <table:table-cell office:value-type="string">
            <text:p>El dinero crece de los Áfidos, ¡literalmente!</text:p>
            <text:p>Interactua con áfidos [color=#e33d00]delineados[/color] para orderñarlos por bayas.</text:p>
            <text:p>Cuanto más felices esten, mejor la recompensa.</text:p>
          </table:table-cell>
        </table:table-row>
        <table:table-row table:style-name="ro4">
          <table:table-cell office:value-type="string">
            <text:p>help_desc_4</text:p>
          </table:table-cell>
          <table:table-cell office:value-type="string">
            <text:p>You can cook diskes at the kitchen, where you can mix and match ingredients.</text:p>
            <text:p>Remember that your aphids have a unique preference for certain food types!</text:p>
          </table:table-cell>
          <table:table-cell office:value-type="string">
            <text:p>Puedes hacer platillos unicos en la cocina, donde puedes mezclar y combinar ingredientes.</text:p>
            <text:p>¡Recuerda que tus áfidos tendran una preferencia unica por ciertos tipos de comida!</text:p>
          </table:table-cell>
        </table:table-row>
        <table:table-row table:style-name="ro4">
          <table:table-cell office:value-type="string">
            <text:p>help_desc_5</text:p>
          </table:table-cell>
          <table:table-cell office:value-type="string">
            <text:p>Want to see your progress? Open the generational album with {0} and admire all of</text:p>
            <text:p>your current and past aphids under your care. You can watch their photos here too!</text:p>
          </table:table-cell>
          <table:table-cell office:value-type="string">
            <text:p>¿Quieres ver tu progreso? Abre el album generacional con {0} y admira todos</text:p>
            <text:p>los áfidos presentes y pasados bajo tu cuidado. Tambien puedes ver sus fotos aquí .</text:p>
          </table:table-cell>
        </table:table-row>
        <table:table-row table:style-name="ro4">
          <table:table-cell office:value-type="string">
            <text:p>help_desc_6</text:p>
          </table:table-cell>
          <table:table-cell office:value-type="string">
            <text:p>Here is the aphid's stat window, where you can see its needs and skills.</text:p>
            <text:p>You can easily rename an aphid by pressing the name, modyfing it and pressing Enter.</text:p>
          </table:table-cell>
          <table:table-cell office:value-type="string">
            <text:p>Esto es el estado de un áfidos, donde muestra sus necesidades y habilidades.</text:p>
            <text:p>Puedes renombrarlos facilmente, simplemente presiona su nombre, modificalo y presiona Enter.</text:p>
          </table:table-cell>
        </table:table-row>
        <table:table-row table:style-name="ro3">
          <table:table-cell office:value-type="string">
            <text:p>help_desc_7</text:p>
          </table:table-cell>
          <table:table-cell office:value-type="string">
            <text:p>Get a better view of your resort by pressing {0} and enter free camera mode!</text:p>
            <text:p>While in this mode, you can watch over your aphids.</text:p>
            <text:p>Here you can find the build menu, the furniture store, and other camera functions</text:p>
          </table:table-cell>
          <table:table-cell office:value-type="string">
            <text:p>¡Consigue una mejor vision del complejo presionando {0} para acceder al modo camara libre!</text:p>
            <text:p>En este modo, puedes supervisar tus áfidos de forma rapida.</text:p>
            <text:p>Puedes encontrar los menus de construcción, el catalogo de muebles, y otras funciones de camara.</text:p>
          </table:table-cell>
        </table:table-row>
        <table:table-row table:style-name="ro1">
          <table:table-cell office:value-type="string">
            <text:p>pause_resume</text:p>
          </table:table-cell>
          <table:table-cell office:value-type="string">
            <text:p>Resume</text:p>
          </table:table-cell>
          <table:table-cell office:value-type="string">
            <text:p>Reanudar</text:p>
          </table:table-cell>
        </table:table-row>
        <table:table-row table:style-name="ro1">
          <table:table-cell office:value-type="string">
            <text:p>pause_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pause_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pause_help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</table:table-row>
        <table:table-row table:style-name="ro1">
          <table:table-cell office:value-type="string">
            <text:p>pause_backtomenu</text:p>
          </table:table-cell>
          <table:table-cell office:value-type="string">
            <text:p>Back to Menu</text:p>
          </table:table-cell>
          <table:table-cell office:value-type="string">
            <text:p>Volver al Menu</text:p>
          </table:table-cell>
        </table:table-row>
        <table:table-row table:style-name="ro1">
          <table:table-cell office:value-type="string">
            <text:p>pause_exit</text:p>
          </table:table-cell>
          <table:table-cell office:value-type="string">
            <text:p>Exit to Desktop</text:p>
          </table:table-cell>
          <table:table-cell office:value-type="string">
            <text:p>Salir al Escritorio</text:p>
          </table:table-cell>
        </table:table-row>
        <table:table-row table:style-name="ro1">
          <table:table-cell office:value-type="string">
            <text:p>pause_warning</text:p>
          </table:table-cell>
          <table:table-cell office:value-type="string">
            <text:p>Progress is saved automatically when leaving!</text:p>
          </table:table-cell>
          <table:table-cell office:value-type="string">
            <text:p>El juego se guarda automaticamente al salir!</text:p>
          </table:table-cell>
        </table:table-row>
        <table:table-row table:style-name="ro6">
          <table:table-cell office:value-type="string">
            <text:p>credits_note</text:p>
          </table:table-cell>
          <table:table-cell office:value-type="string">
            <text:p>---------------------------------</text:p>
            <text:p>Created in the Godot 4 Engine</text:p>
            <text:p/>
            <text:p>SOUND ASSETS</text:p>
            <text:p/>
            <text:p>Stock sound effects from Pixabay</text:p>
            <text:p>16-bit SFX created with JSFXR</text:p>
            <text:p/>
            <text:p>SPECIAL THANKS</text:p>
            <text:p/>
            <text:p>Thanks to Leo for the funny 3D Aphid Model</text:p>
            <text:p>To tatetrox, for helping with betatesting and quality control!</text:p>
            <text:p>To the fan game Chao Resort Island by Nefault1st for being an inspiration for this!</text:p>
            <text:p/>
            <text:p>---------------------------------</text:p>
            <text:p>Unless stated otherwise, all other components had been created, programmed and designed by me, Summer</text:p>
            <text:p>Characters and places are from Bug Fables: The Everlasting Sapling by Moonsprout Games</text:p>
            <text:p>------------------------</text:p>
          </table:table-cell>
          <table:table-cell office:value-type="string">
            <text:p>-------------------------------</text:p>
            <text:p>Hecho en Godot 4</text:p>
            <text:p/>
            <text:p>ARCHIVOS DE SONIDO</text:p>
            <text:p/>
            <text:p>Efectos de sonido de stock de parte de Pixabay</text:p>
            <text:p>16-bit SFX creado con JSFXR</text:p>
            <text:p/>
            <text:p>GRACIAS ESPECIALES</text:p>
            <text:p/>
            <text:p>A Leo por el modelo 3D del Afido</text:p>
            <text:p>A Josefina(tatetrox) por ayudar con testeo y control de calidad!</text:p>
            <text:p>Al juego fan Chao Resort Island por Nefault1st por ser una inspiracion para esto!</text:p>
            <text:p/>
            <text:p>---------------------------------</text:p>
            <text:p>A menos dicho lo contrario, todo los demas componentes han sido creados, programados y diseñados por mi Summer</text:p>
            <text:p>Caracteres y lugares vienen de Bug Fables: El Retoño Eterno de Moonsprout Games</text:p>
            <text:p>------------------------</text:p>
          </table:table-cell>
        </table:table-row>
        <table:table-row table:style-name="ro4">
          <table:table-cell office:value-type="string">
            <text:p>generations_description</text:p>
          </table:table-cell>
          <table:table-cell office:value-type="string">
            <text:p>Here you can see all the aphids you have raised through your time in the resort.</text:p>
            <text:p>Double click on an aphid to mark its location in the map.</text:p>
          </table:table-cell>
          <table:table-cell office:value-type="string">
            <text:p>Aquí podras ver a todas los áfidos que has criado en tu tiempo en el complejo.</text:p>
            <text:p>Haz doble click para marcar la ubicacion de una mascota en el mapa.</text:p>
          </table:table-cell>
        </table:table-row>
        <table:table-row table:style-name="ro1">
          <table:table-cell office:value-type="string">
            <text:p>generations_owner</text:p>
          </table:table-cell>
          <table:table-cell office:value-type="string">
            <text:p>Owned By</text:p>
          </table:table-cell>
          <table:table-cell office:value-type="string">
            <text:p>Criado por</text:p>
          </table:table-cell>
        </table:table-row>
        <table:table-row table:style-name="ro1">
          <table:table-cell office:value-type="string">
            <text:p>generations_parent</text:p>
          </table:table-cell>
          <table:table-cell office:value-type="string">
            <text:p>Children of</text:p>
          </table:table-cell>
          <table:table-cell office:value-type="string">
            <text:p>Cría de</text:p>
          </table:table-cell>
        </table:table-row>
        <table:table-row table:style-name="ro1">
          <table:table-cell office:value-type="string">
            <text:p>generations_favorite</text:p>
          </table:table-cell>
          <table:table-cell office:value-type="string">
            <text:p>Favorite Food:</text:p>
          </table:table-cell>
          <table:table-cell office:value-type="string">
            <text:p>Comida Favorita:</text:p>
          </table:table-cell>
        </table:table-row>
        <table:table-row table:style-name="ro1">
          <table:table-cell office:value-type="string">
            <text:p>trait_lazy</text:p>
          </table:table-cell>
          <table:table-cell office:value-type="string">
            <text:p>Lazy</text:p>
          </table:table-cell>
          <table:table-cell office:value-type="string">
            <text:p>Flojo</text:p>
          </table:table-cell>
        </table:table-row>
        <table:table-row table:style-name="ro1">
          <table:table-cell office:value-type="string">
            <text:p>trait_loyal</text:p>
          </table:table-cell>
          <table:table-cell office:value-type="string">
            <text:p>Loyal</text:p>
          </table:table-cell>
          <table:table-cell office:value-type="string">
            <text:p>Leal</text:p>
          </table:table-cell>
        </table:table-row>
        <table:table-row table:style-name="ro1">
          <table:table-cell office:value-type="string">
            <text:p>trait_pickyeater</text:p>
          </table:table-cell>
          <table:table-cell office:value-type="string">
            <text:p>Picky Eater</text:p>
          </table:table-cell>
          <table:table-cell office:value-type="string">
            <text:p>Paladar Quisquilloso</text:p>
          </table:table-cell>
        </table:table-row>
        <table:table-row table:style-name="ro1">
          <table:table-cell office:value-type="string">
            <text:p>trait_fertile</text:p>
          </table:table-cell>
          <table:table-cell office:value-type="string">
            <text:p>Fertile</text:p>
          </table:table-cell>
          <table:table-cell office:value-type="string">
            <text:p>Fértil</text:p>
          </table:table-cell>
        </table:table-row>
        <table:table-row table:style-name="ro1">
          <table:table-cell office:value-type="string">
            <text:p>trait_clumsy</text:p>
          </table:table-cell>
          <table:table-cell office:value-type="string">
            <text:p>Clumsy</text:p>
          </table:table-cell>
          <table:table-cell office:value-type="string">
            <text:p>Torpe</text:p>
          </table:table-cell>
        </table:table-row>
        <table:table-row table:style-name="ro1">
          <table:table-cell office:value-type="string">
            <text:p>trait_glutton</text:p>
          </table:table-cell>
          <table:table-cell office:value-type="string">
            <text:p>Glutton</text:p>
          </table:table-cell>
          <table:table-cell office:value-type="string">
            <text:p>Tragón</text:p>
          </table:table-cell>
        </table:table-row>
        <table:table-row table:style-name="ro1">
          <table:table-cell office:value-type="string">
            <text:p>trait_hyperactive</text:p>
          </table:table-cell>
          <table:table-cell office:value-type="string">
            <text:p>Hyperactive</text:p>
          </table:table-cell>
          <table:table-cell office:value-type="string">
            <text:p>Hiperactivo</text:p>
          </table:table-cell>
        </table:table-row>
        <table:table-row table:style-name="ro1">
          <table:table-cell office:value-type="string">
            <text:p>trait_heavysleeper</text:p>
          </table:table-cell>
          <table:table-cell office:value-type="string">
            <text:p>Heavy Sleeper</text:p>
          </table:table-cell>
          <table:table-cell office:value-type="string">
            <text:p>Sueño Profundo</text:p>
          </table:table-cell>
        </table:table-row>
        <table:table-row table:style-name="ro1">
          <table:table-cell office:value-type="string">
            <text:p>trait_lightsleeper</text:p>
          </table:table-cell>
          <table:table-cell office:value-type="string">
            <text:p>Light Sleeper</text:p>
          </table:table-cell>
          <table:table-cell office:value-type="string">
            <text:p>Sueño Ligero</text:p>
          </table:table-cell>
        </table:table-row>
        <table:table-row table:style-name="ro1">
          <table:table-cell office:value-type="string">
            <text:p>trait_affectionate</text:p>
          </table:table-cell>
          <table:table-cell office:value-type="string">
            <text:p>Affectionate</text:p>
          </table:table-cell>
          <table:table-cell office:value-type="string">
            <text:p>Afectuoso</text:p>
          </table:table-cell>
        </table:table-row>
        <table:table-row table:style-name="ro1">
          <table:table-cell office:value-type="string">
            <text:p>trait_fastlearner</text:p>
          </table:table-cell>
          <table:table-cell office:value-type="string">
            <text:p>Fast Learner</text:p>
          </table:table-cell>
          <table:table-cell office:value-type="string">
            <text:p>Aprendiz Rapido</text:p>
          </table:table-cell>
        </table:table-row>
        <table:table-row table:style-name="ro1">
          <table:table-cell office:value-type="string">
            <text:p>trait_slowlearner</text:p>
          </table:table-cell>
          <table:table-cell office:value-type="string">
            <text:p>Slow Learner</text:p>
          </table:table-cell>
          <table:table-cell office:value-type="string">
            <text:p>Aprendiz Lento</text:p>
          </table:table-cell>
        </table:table-row>
        <table:table-row table:style-name="ro1">
          <table:table-cell office:value-type="string">
            <text:p>food_flavor_0</text:p>
          </table:table-cell>
          <table:table-cell office:value-type="string">
            <text:p>Sweet</text:p>
          </table:table-cell>
          <table:table-cell office:value-type="string">
            <text:p>Dulce</text:p>
          </table:table-cell>
        </table:table-row>
        <table:table-row table:style-name="ro1">
          <table:table-cell office:value-type="string">
            <text:p>food_flavor_1</text:p>
          </table:table-cell>
          <table:table-cell office:value-type="string">
            <text:p>Sour</text:p>
          </table:table-cell>
          <table:table-cell office:value-type="string">
            <text:p>Agrio</text:p>
          </table:table-cell>
        </table:table-row>
        <table:table-row table:style-name="ro1">
          <table:table-cell office:value-type="string">
            <text:p>food_flavor_2</text:p>
          </table:table-cell>
          <table:table-cell office:value-type="string">
            <text:p>Salty</text:p>
          </table:table-cell>
          <table:table-cell office:value-type="string">
            <text:p>Salado</text:p>
          </table:table-cell>
        </table:table-row>
        <table:table-row table:style-name="ro1">
          <table:table-cell office:value-type="string">
            <text:p>food_flavor_3</text:p>
          </table:table-cell>
          <table:table-cell office:value-type="string">
            <text:p>Bitter</text:p>
          </table:table-cell>
          <table:table-cell office:value-type="string">
            <text:p>Amargo</text:p>
          </table:table-cell>
        </table:table-row>
        <table:table-row table:style-name="ro1">
          <table:table-cell office:value-type="string">
            <text:p>food_flavor_4</text:p>
          </table:table-cell>
          <table:table-cell office:value-type="string">
            <text:p>Vile</text:p>
          </table:table-cell>
          <table:table-cell office:value-type="string">
            <text:p>Vil</text:p>
          </table:table-cell>
        </table:table-row>
        <table:table-row table:style-name="ro1">
          <table:table-cell office:value-type="string">
            <text:p>food_flavor_5</text:p>
          </table:table-cell>
          <table:table-cell office:value-type="string">
            <text:p>Bland</text:p>
          </table:table-cell>
          <table:table-cell office:value-type="string">
            <text:p>Soso</text:p>
          </table:table-cell>
        </table:table-row>
        <table:table-row table:style-name="ro1">
          <table:table-cell office:value-type="string">
            <text:p>food_flavor_6</text:p>
          </table:table-cell>
          <table:table-cell table:number-columns-repeated="2" office:value-type="string">
            <text:p>Neutral</text:p>
          </table:table-cell>
        </table:table-row>
        <table:table-row table:style-name="ro1">
          <table:table-cell office:value-type="string">
            <text:p>store_buy</text:p>
          </table:table-cell>
          <table:table-cell office:value-type="string">
            <text:p>Buy Item</text:p>
          </table:table-cell>
          <table:table-cell office:value-type="string">
            <text:p>Comprar</text:p>
          </table:table-cell>
        </table:table-row>
        <table:table-row table:style-name="ro1">
          <table:table-cell office:value-type="string">
            <text:p>store_item_name</text:p>
          </table:table-cell>
          <table:table-cell office:value-type="string">
            <text:p>Azzy’s Bazaar</text:p>
          </table:table-cell>
          <table:table-cell office:value-type="string">
            <text:p>Bazar de Azzy</text:p>
          </table:table-cell>
        </table:table-row>
        <table:table-row table:style-name="ro1">
          <table:table-cell office:value-type="string">
            <text:p>store_item_desc</text:p>
          </table:table-cell>
          <table:table-cell office:value-type="string">
            <text:p>Purchase basic items for Aphid caretaking. Food, toys, eggs, and more!</text:p>
          </table:table-cell>
          <table:table-cell office:value-type="string">
            <text:p>Adquiere objectos basicos para el cuidado de Áfidos. Comida, juegetes, huevos y mucho más!</text:p>
          </table:table-cell>
        </table:table-row>
        <table:table-row table:style-name="ro1">
          <table:table-cell office:value-type="string">
            <text:p>store_item_phrase</text:p>
          </table:table-cell>
          <table:table-cell office:value-type="string">
            <text:p>Hi!</text:p>
          </table:table-cell>
          <table:table-cell office:value-type="string">
            <text:p>Hola!</text:p>
          </table:table-cell>
        </table:table-row>
        <table:table-row table:style-name="ro1">
          <table:table-cell office:value-type="string">
            <text:p>store_furniture_name</text:p>
          </table:table-cell>
          <table:table-cell office:value-type="string">
            <text:p>Furniture Cabinet</text:p>
          </table:table-cell>
          <table:table-cell office:value-type="string">
            <text:p>Cabina de muebles</text:p>
          </table:table-cell>
        </table:table-row>
        <table:table-row table:style-name="ro1">
          <table:table-cell office:value-type="string">
            <text:p>store_furniture_desc</text:p>
          </table:table-cell>
          <table:table-cell office:value-type="string">
            <text:p>The resort's stock for land decoration. Members are allowed to decorate at their heart's content.</text:p>
          </table:table-cell>
          <table:table-cell office:value-type="string">
            <text:p>El stock del complejo para decoracion. Los miembros tienen permiso de decorar a su gusto.</text:p>
          </table:table-cell>
        </table:table-row>
        <table:table-row table:style-name="ro1">
          <table:table-cell office:value-type="string">
            <text:p>store_furniture_phrase</text:p>
          </table:table-cell>
          <table:table-cell office:value-type="string">
            <text:p>On Sale</text:p>
          </table:table-cell>
          <table:table-cell office:value-type="string">
            <text:p>En venta</text:p>
          </table:table-cell>
        </table:table-row>
        <table:table-row table:style-name="ro1">
          <table:table-cell office:value-type="string">
            <text:p>kitchen_name</text:p>
          </table:table-cell>
          <table:table-cell office:value-type="string">
            <text:p>Kut's Cooking Table</text:p>
          </table:table-cell>
          <table:table-cell office:value-type="string">
            <text:p>Cocina de Kut</text:p>
          </table:table-cell>
        </table:table-row>
        <table:table-row table:style-name="ro1">
          <table:table-cell office:value-type="string">
            <text:p>kitchen_desc</text:p>
          </table:table-cell>
          <table:table-cell office:value-type="string">
            <text:p>Hand me some ingredients and see master cuisine for yourself.</text:p>
          </table:table-cell>
          <table:table-cell office:value-type="string">
            <text:p>Dame un par de ingredientes y observa a un maestro en su campo.</text:p>
          </table:table-cell>
        </table:table-row>
        <table:table-row table:style-name="ro1">
          <table:table-cell office:value-type="string">
            <text:p>kitchen_success</text:p>
          </table:table-cell>
          <table:table-cell office:value-type="string">
            <text:p>Here it is! A meal through and done, quality like you never seen before.</text:p>
          </table:table-cell>
          <table:table-cell office:value-type="string">
            <text:p>¡Dicho y hecho! <text:s/>Un platillo de un calibre que te deslumbrara.</text:p>
          </table:table-cell>
        </table:table-row>
        <table:table-row table:style-name="ro1">
          <table:table-cell office:value-type="string">
            <text:p>kitchen_fail</text:p>
          </table:table-cell>
          <table:table-cell office:value-type="string">
            <text:p>...I could only do so much with such a poorly thought combo.</text:p>
          </table:table-cell>
          <table:table-cell office:value-type="string">
            <text:p>...No puedo hacer milagros, mucho menos con esto.</text:p>
          </table:table-cell>
        </table:table-row>
        <table:table-row table:style-name="ro1">
          <table:table-cell office:value-type="string">
            <text:p>kitchen_lockrecipe</text:p>
          </table:table-cell>
          <table:table-cell office:value-type="string">
            <text:p>Repeat Recipe</text:p>
          </table:table-cell>
          <table:table-cell office:value-type="string">
            <text:p>Repetir Receta</text:p>
          </table:table-cell>
        </table:table-row>
        <table:table-row table:style-name="ro1">
          <table:table-cell office:value-type="string">
            <text:p>unknown_name</text:p>
          </table:table-cell>
          <table:table-cell table:number-columns-repeated="2" office:value-type="string">
            <text:p>???</text:p>
          </table:table-cell>
        </table:table-row>
        <table:table-row table:style-name="ro1">
          <table:table-cell office:value-type="string">
            <text:p>resort_golden_name</text:p>
          </table:table-cell>
          <table:table-cell office:value-type="string">
            <text:p>Golden Plains</text:p>
          </table:table-cell>
          <table:table-cell office:value-type="string">
            <text:p>Planicies Doradas</text:p>
          </table:table-cell>
        </table:table-row>
        <table:table-row table:style-name="ro1">
          <table:table-cell office:value-type="string">
            <text:p>resort_golden_desc</text:p>
          </table:table-cell>
          <table:table-cell office:value-type="string">
            <text:p>Situated at the Golden Settlement, It's the first accomodation of many.</text:p>
          </table:table-cell>
          <table:table-cell office:value-type="string">
            <text:p>Situada en el Asentamiento Dorado, es la primer acomodacion de muchas.</text:p>
          </table:table-cell>
        </table:table-row>
        <table:table-row table:style-name="ro1">
          <table:table-cell office:value-type="string">
            <text:p>camera_spectating</text:p>
          </table:table-cell>
          <table:table-cell office:value-type="string">
            <text:p>Spectating:</text:p>
          </table:table-cell>
          <table:table-cell office:value-type="string">
            <text:p>Espectando:</text:p>
          </table:table-cell>
        </table:table-row>
        <table:table-row table:style-name="ro1">
          <table:table-cell office:value-type="string">
            <text:p>bio_name_placeholder</text:p>
          </table:table-cell>
          <table:table-cell office:value-type="string">
            <text:p>Aphid's Name</text:p>
          </table:table-cell>
          <table:table-cell office:value-type="string">
            <text:p>Nombre del Áfido</text:p>
          </table:table-cell>
        </table:table-row>
        <table:table-row table:style-name="ro1">
          <table:table-cell office:value-type="string">
            <text:p>bio_skill_stamina</text:p>
          </table:table-cell>
          <table:table-cell office:value-type="string">
            <text:p>Endurance</text:p>
          </table:table-cell>
          <table:table-cell office:value-type="string">
            <text:p>Resistencia</text:p>
          </table:table-cell>
        </table:table-row>
        <table:table-row table:style-name="ro1">
          <table:table-cell office:value-type="string">
            <text:p>bio_skill_strength</text:p>
          </table:table-cell>
          <table:table-cell office:value-type="string">
            <text:p>Strength</text:p>
          </table:table-cell>
          <table:table-cell office:value-type="string">
            <text:p>Fuerza</text:p>
          </table:table-cell>
        </table:table-row>
        <table:table-row table:style-name="ro1">
          <table:table-cell office:value-type="string">
            <text:p>bio_skill_intelligence</text:p>
          </table:table-cell>
          <table:table-cell office:value-type="string">
            <text:p>Intelligence</text:p>
          </table:table-cell>
          <table:table-cell office:value-type="string">
            <text:p>Inteligencia</text:p>
          </table:table-cell>
        </table:table-row>
        <table:table-row table:style-name="ro1">
          <table:table-cell office:value-type="string">
            <text:p>bio_skill_speed</text:p>
          </table:table-cell>
          <table:table-cell office:value-type="string">
            <text:p>Agility</text:p>
          </table:table-cell>
          <table:table-cell office:value-type="string">
            <text:p>Agilidad</text:p>
          </table:table-cell>
        </table:table-row>
        <table:table-row table:style-name="ro1">
          <table:table-cell office:value-type="string">
            <text:p>prompt_pickup</text:p>
          </table:table-cell>
          <table:table-cell office:value-type="string">
            <text:p>Pickup</text:p>
          </table:table-cell>
          <table:table-cell office:value-type="string">
            <text:p>Recoger</text:p>
          </table:table-cell>
        </table:table-row>
        <table:table-row table:style-name="ro1">
          <table:table-cell office:value-type="string">
            <text:p>prompt_drop</text:p>
          </table:table-cell>
          <table:table-cell office:value-type="string">
            <text:p>Drop</text:p>
          </table:table-cell>
          <table:table-cell office:value-type="string">
            <text:p>Soltar</text:p>
          </table:table-cell>
        </table:table-row>
        <table:table-row table:style-name="ro1">
          <table:table-cell office:value-type="string">
            <text:p>prompt_interact</text:p>
          </table:table-cell>
          <table:table-cell office:value-type="string">
            <text:p>Interact</text:p>
          </table:table-cell>
          <table:table-cell office:value-type="string">
            <text:p>Interactuar</text:p>
          </table:table-cell>
        </table:table-row>
        <table:table-row table:style-name="ro1">
          <table:table-cell office:value-type="string">
            <text:p>prompt_pet</text:p>
          </table:table-cell>
          <table:table-cell office:value-type="string">
            <text:p>Pet</text:p>
          </table:table-cell>
          <table:table-cell office:value-type="string">
            <text:p>Acariciar</text:p>
          </table:table-cell>
        </table:table-row>
        <table:table-row table:style-name="ro1">
          <table:table-cell office:value-type="string">
            <text:p>prompt_talk</text:p>
          </table:table-cell>
          <table:table-cell office:value-type="string">
            <text:p>Talk</text:p>
          </table:table-cell>
          <table:table-cell office:value-type="string">
            <text:p>Conversar</text:p>
          </table:table-cell>
        </table:table-row>
        <table:table-row table:style-name="ro1">
          <table:table-cell office:value-type="string">
            <text:p>prompt_harvest</text:p>
          </table:table-cell>
          <table:table-cell office:value-type="string">
            <text:p>Harvest</text:p>
          </table:table-cell>
          <table:table-cell office:value-type="string">
            <text:p>Cosechar</text:p>
          </table:table-cell>
        </table:table-row>
        <table:table-row table:style-name="ro1">
          <table:table-cell office:value-type="string">
            <text:p>prompt_sell</text:p>
          </table:table-cell>
          <table:table-cell office:value-type="string">
            <text:p>Sell</text:p>
          </table:table-cell>
          <table:table-cell office:value-type="string">
            <text:p>Vender</text:p>
          </table:table-cell>
        </table:table-row>
        <table:table-row table:style-name="ro1">
          <table:table-cell office:value-type="string">
            <text:p>prompt_store</text:p>
          </table:table-cell>
          <table:table-cell office:value-type="string">
            <text:p>Store</text:p>
          </table:table-cell>
          <table:table-cell office:value-type="string">
            <text:p>Almacenar</text:p>
          </table:table-cell>
        </table:table-row>
        <table:table-row table:style-name="ro1">
          <table:table-cell office:value-type="string">
            <text:p>prompt_align_to_grid</text:p>
          </table:table-cell>
          <table:table-cell office:value-type="string">
            <text:p>Align (Hold)</text:p>
          </table:table-cell>
          <table:table-cell office:value-type="string">
            <text:p>Alinear</text:p>
          </table:table-cell>
        </table:table-row>
        <table:table-row table:style-name="ro1">
          <table:table-cell office:value-type="string">
            <text:p>prompt_open_menu</text:p>
          </table:table-cell>
          <table:table-cell office:value-type="string">
            <text:p>Open Menu</text:p>
          </table:table-cell>
          <table:table-cell office:value-type="string">
            <text:p>Abrir Menu</text:p>
          </table:table-cell>
        </table:table-row>
        <table:table-row table:style-name="ro1">
          <table:table-cell office:value-type="string">
            <text:p>prompt_show_info</text:p>
          </table:table-cell>
          <table:table-cell office:value-type="string">
            <text:p>Show</text:p>
          </table:table-cell>
          <table:table-cell office:value-type="string">
            <text:p>Mostar</text:p>
          </table:table-cell>
        </table:table-row>
        <table:table-row table:style-name="ro1">
          <table:table-cell office:value-type="string">
            <text:p>prompt_close_info</text:p>
          </table:table-cell>
          <table:table-cell office:value-type="string">
            <text:p>Close</text:p>
          </table:table-cell>
          <table:table-cell office:value-type="string">
            <text:p>Cerrar</text:p>
          </table:table-cell>
        </table:table-row>
        <table:table-row table:style-name="ro1">
          <table:table-cell office:value-type="string">
            <text:p>game_over_0</text:p>
          </table:table-cell>
          <table:table-cell office:value-type="string">
            <text:p>It seems you have ran out of aphids.</text:p>
          </table:table-cell>
          <table:table-cell office:value-type="string">
            <text:p>Parece que te has quededo sin áfidos.</text:p>
          </table:table-cell>
        </table:table-row>
        <table:table-row table:style-name="ro1">
          <table:table-cell office:value-type="string">
            <text:p>game_over_1</text:p>
          </table:table-cell>
          <table:table-cell office:value-type="string">
            <text:p>You aren't <text:s/>really good at this, are you?</text:p>
          </table:table-cell>
          <table:table-cell office:value-type="string">
            <text:p>No eres muy bueno en esto, verdad?</text:p>
          </table:table-cell>
        </table:table-row>
        <table:table-row table:style-name="ro1">
          <table:table-cell office:value-type="string">
            <text:p>game_over_2</text:p>
          </table:table-cell>
          <table:table-cell office:value-type="string">
            <text:p>Try doing better with the next one.</text:p>
          </table:table-cell>
          <table:table-cell office:value-type="string">
            <text:p>Intenta hacerlo mejor con el siguient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9">09/05/2025</text:date>, <text:time>00:1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5-09T00:19:06.12</dc:date>
    <dc:creator>Summer </dc:creator>
    <meta:editing-duration>P1DT4H38M28S</meta:editing-duration>
    <meta:editing-cycles>114</meta:editing-cycles>
    <meta:document-statistic meta:table-count="1" meta:cell-count="446" meta:object-count="0"/>
  </office:meta>
</office:document-meta>
</file>